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E0000005E803C4F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 Black" svg:font-family="'Arial Black'" style:font-family-generic="roman"/>
    <style:font-face style:name="Tahoma" svg:font-family="Tahoma" style:font-family-generic="roman"/>
    <style:font-face style:name="Thorndale" svg:font-family="Thorndale" style:font-family-generic="roman"/>
    <style:font-face style:name="Lucida Sans2" svg:font-family="'Lucida Sans'" style:font-family-generic="swiss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2" svg:font-family="Tahoma" style:font-pitch="variable"/>
    <style:font-face style:name="Arial Black1" svg:font-family="'Arial Black'" style:font-family-generic="roman" style:font-pitch="variable"/>
    <style:font-face style:name="Garamond" svg:font-family="Garamond" style:font-adornments="Gras" style:font-family-generic="roman" style:font-pitch="variable"/>
    <style:font-face style:name="Tahoma1" svg:font-family="Tahoma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color="#6666ff" style:font-name="Century Gothic" fo:font-weight="normal" style:font-weight-asian="normal" style:font-weight-complex="normal"/>
    </style:style>
    <style:style style:name="P2" style:family="paragraph" style:parent-style-name="Heading">
      <style:text-properties style:font-name="Garamond" fo:font-weight="normal" style:font-weight-asian="normal" style:font-weight-complex="normal"/>
    </style:style>
    <style:style style:name="P3" style:family="paragraph" style:parent-style-name="Text_20_body">
      <style:text-properties style:font-name="Century Gothic" fo:font-weight="normal" style:font-weight-asian="normal" style:font-weight-complex="normal"/>
    </style:style>
    <style:style style:name="P4" style:family="paragraph" style:parent-style-name="Text_20_body">
      <style:text-properties style:font-name="Garamond" fo:font-weight="normal" style:font-weight-asian="normal" style:font-weight-complex="normal"/>
    </style:style>
    <style:style style:name="P5" style:family="paragraph" style:parent-style-name="Heading_20_1">
      <style:text-properties style:font-name="Century Gothic" fo:font-weight="normal" style:font-weight-asian="normal" style:font-weight-complex="normal"/>
    </style:style>
    <style:style style:name="P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8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9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ahom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Tahom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2.191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ffff" draw:secondary-fill-color="#ff8080" draw:fill-image-name="Roses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3.996cm" draw:shadow-offset-y="0cm" draw:shadow-color="#ff8080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800000" draw:secondary-fill-color="#ff00ff" draw:fill-gradient-name="Gradient_20_6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3.992cm" draw:shadow-offset-y="0cm" draw:shadow-color="#ff8080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9900ff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Gradient_20_8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0.3cm" draw:shadow-offset-y="0.3cm" draw:shadow-color="#868686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80" draw:marker-start="" draw:marker-start-width="0.3cm" draw:marker-start-center="false" draw:marker-end="" draw:marker-end-width="0.3cm" draw:marker-end-center="false" draw:stroke-linejoin="miter" draw:fill="solid" draw:fill-color="#ff420e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s1" text:anchor-type="page" text:anchor-page-number="1" svg:y="2.351cm" svg:width="14.621cm" svg:height="5.473cm" draw:z-index="4">
        <draw:image xlink:href="http://www.univ-lemans.fr/_resources/EN_SAVOIR_PLUS_SUR_UM/Charte%2520graphique/logo_LEMANS_UNIVERSITE-01.jpg?download=true" xlink:type="simple" xlink:show="embed" xlink:actuate="onLoad"/>
      </draw:frame>
      <text:p text:style-name="P2"><draw:custom-shape text:anchor-type="paragraph" draw:z-index="5" draw:style-name="gr5" draw:text-style-name="P10" svg:width="18.174cm" svg:height="6.878cm" svg:x="-0.54cm" svg:y="5.318cm"><text:p text:style-name="P6"><text:span text:style-name="T3">Ami Notif' Messenger</text:span></text:p><text:p text:style-name="P6"><text:span text:style-name="T3"/></text:p><draw:enhanced-geometry svg:viewBox="0 0 21600 21600" draw:text-areas="0 0 21600 21600" draw:text-path="true" draw:text-path-mode="shape" draw:text-path-scale="path" draw:text-path-same-letter-heights="false" draw:type="fontwork-arch-up-pour" draw:modifiers="151.24662842375 3910.77619355556" draw:enhanced-path="W 0 0 21600 21600 ?f2 ?f3 ?f4 ?f3 N W ?f5 ?f5 ?f11 ?f11 ?f8 ?f9 ?f10 ?f9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?f5 *cos($0 *(pi/180))"/><draw:equation draw:name="f7" draw:formula="?f5 *sin($0 *(pi/180))"/><draw:equation draw:name="f8" draw:formula="?f6 +10800"/><draw:equation draw:name="f9" draw:formula="?f7 +10800"/><draw:equation draw:name="f10" draw:formula="21600-?f8 "/><draw:equation draw:name="f11" draw:formula="21600-?f5 "/><draw:handle draw:handle-position="$1 $0" draw:handle-polar="10800 10800" draw:handle-radius-range-minimum="0" draw:handle-radius-range-maximum="10800"/></draw:enhanced-geometry></draw:custom-shape></text:p>
      <text:p text:style-name="P4"><draw:custom-shape text:anchor-type="paragraph" draw:z-index="3" draw:style-name="gr4" draw:text-style-name="P9" svg:width="4.178cm" svg:height="1.848cm" svg:x="9.005cm" svg:y="0.291cm"><text:p text:style-name="P6"><text:span text:style-name="T2">Benjamin DI CARLO</text:span></text:p><draw:enhanced-geometry svg:viewBox="0 0 21600 21600" draw:extrusion="true" draw:extrusion-light-face="true" draw:extrusion-first-light-harsh="true" draw:extrusion-second-light-harsh="false" draw:extrusion-metal="false" dr3d:projection="parallel" draw:extrusion-color="false" draw:text-areas="0 0 21600 21600" draw:text-path="true" draw:text-path-mode="shape" draw:text-path-scale="path" draw:text-path-same-letter-heights="false" draw:type="fontwork-curve-down" draw:modifiers="9900" draw:enhanced-path="M 0 0 C 9960 ?f2 16700 ?f1 21600 ?f0 N M 0 ?f4 C 5690 21600 7490 21600 11500 21600 13100 21600 17900 21600 21600 ?f4 N"><draw:equation draw:name="f0" draw:formula="$0 "/><draw:equation draw:name="f1" draw:formula="14250*?f0 /12170"/><draw:equation draw:name="f2" draw:formula="12800*?f0 /12170"/><draw:equation draw:name="f3" draw:formula="6380*?f0 /12170"/><draw:equation draw:name="f4" draw:formula="21600-?f3 "/><draw:handle draw:handle-position="21600 $0" draw:handle-range-y-minimum="0" draw:handle-range-y-maximum="12170"/></draw:enhanced-geometry></draw:custom-shape> </text:p>
      <text:p text:style-name="P2"><draw:custom-shape text:anchor-type="paragraph" draw:z-index="2" draw:style-name="gr3" draw:text-style-name="P9" svg:width="4.911cm" svg:height="1.28cm" svg:x="3.147cm" svg:y="0.09cm"><text:p text:style-name="P6"><text:span text:style-name="T2">Valentin DEBONNE</text:span></text:p>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50000 10000)" draw:extrusion-second-light-direction="(-50000 0 10000)" draw:extrusion-metal="false" draw:extrusion-rotation-angle="-15 -45" dr3d:projection="perspective" draw:extrusion-color="false" draw:text-areas="0 0 21600 21600" draw:text-path="true" draw:text-path-mode="shape" draw:text-path-scale="path" draw:text-path-same-letter-heights="false" draw:type="fontwork-triangle-down" draw:modifiers="15963 10800" draw:enhanced-path="M 0 0 L 21600 0 N M 0 ?f0 L 10800 21600 21600 ?f0 N"><draw:equation draw:name="f0" draw:formula="$0 "/><draw:handle draw:handle-position="left $0" draw:handle-range-y-minimum="0" draw:handle-range-y-maximum="21600"/></draw:enhanced-geometry></draw:custom-shape></text:p>
      <text:p text:style-name="P1"><draw:custom-shape text:anchor-type="paragraph" draw:z-index="1" draw:style-name="gr2" draw:text-style-name="P8" svg:width="2.929cm" svg:height="2.825cm" svg:x="4.886cm" svg:y="0.353cm"><text:p text:style-name="P6"><text:span text:style-name="T1">Thibault BROCHERIEUX </text:span></text:p><draw:enhanced-geometry svg:viewBox="0 0 21600 21600" draw:extrusion="tru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circle-pour" draw:modifiers="-179 5400" draw:enhanced-path="W 0 0 21600 21600 ?f2 ?f3 ?f2 ?f4 N W ?f5 ?f5 ?f11 ?f11 ?f8 ?f9 ?f8 ?f10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3 "/><draw:equation draw:name="f5" draw:formula="10800-$1 "/><draw:equation draw:name="f6" draw:formula="?f5 *cos($0 *(pi/180))"/><draw:equation draw:name="f7" draw:formula="?f5 *sin($0 *(pi/180))"/><draw:equation draw:name="f8" draw:formula="?f6 +10800"/><draw:equation draw:name="f9" draw:formula="?f7 +10800"/><draw:equation draw:name="f10" draw:formula="21600-?f9 "/><draw:equation draw:name="f11" draw:formula="21600-?f5 "/><draw:equation draw:name="f12" draw:formula="21600"/><draw:handle draw:handle-position="$1 $0" draw:handle-polar="10800 10800" draw:handle-radius-range-minimum="0" draw:handle-radius-range-maximum="10800"/></draw:enhanced-geometry></draw:custom-shape><draw:custom-shape text:anchor-type="paragraph" draw:z-index="0" draw:style-name="gr1" draw:text-style-name="P7" svg:width="8.566cm" svg:height="3.721cm" svg:x="4.616cm" svg:y="0.18cm"><text:p text:style-name="P6"><text:span text:style-name="T1">William Berard</text:span></text:p>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round-callout" draw:modifiers="-64.8349013088816 0" draw:enhanced-path="V 0 0 21600 21600 ?f2 ?f3 ?f2 ?f4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3 "/><draw:handle draw:handle-position="10800 $0" draw:handle-polar="10800 10800" draw:handle-radius-range-minimum="10800" draw:handle-radius-range-maximum="10800"/></draw:enhanced-geometry></draw:custom-shape></text:p>
      <text:p text:style-name="P3"/>
      <text:p text:style-name="P3"/>
      <text:h text:style-name="P5" text:outline-level="1" text:is-list-header="true"/>
      <text:h text:style-name="P5" text:outline-level="1">Objectif</text:h>
      <text:p text:style-name="P3">Nous avons comme objectif de réaliser un ami de notifications Messenger qui envoie des messages personnalisés à ses amis, par exemple pour un anniversaire ou la nouvelle année. Il est aussi capable de répondre à des messages simples tel que 'Bonjour'.</text:p>
      <text:h text:style-name="P5" text:outline-level="1">Outils et Contraintes</text:h>
      <text:p text:style-name="P3">Nous utiliserons donc l'API REST messenger, le framework SPA Angular et comme environnement de développement Node.js.</text:p>
      <text:p text:style-name="P3">La dead<draw:frame draw:style-name="fr3" draw:name="images3" text:anchor-type="char" svg:x="1.635cm" svg:y="0.915cm" svg:width="4.949cm" svg:height="4.949cm" draw:z-index="7"><draw:image xlink:href="https://en.facebookbrand.com/wp-content/uploads/2016/09/messenger_icon2.png" xlink:type="simple" xlink:show="embed" xlink:actuate="onLoad"/></draw:frame>line est en Avril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 Black" svg:font-family="'Arial Black'" style:font-family-generic="roman"/>
    <style:font-face style:name="Tahoma" svg:font-family="Tahoma" style:font-family-generic="roman"/>
    <style:font-face style:name="Thorndale" svg:font-family="Thorndale" style:font-family-generic="roman"/>
    <style:font-face style:name="Lucida Sans2" svg:font-family="'Lucida Sans'" style:font-family-generic="swiss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2" svg:font-family="Tahoma" style:font-pitch="variable"/>
    <style:font-face style:name="Arial Black1" svg:font-family="'Arial Black'" style:font-family-generic="roman" style:font-pitch="variable"/>
    <style:font-face style:name="Garamond" svg:font-family="Garamond" style:font-adornments="Gras" style:font-family-generic="roman" style:font-pitch="variable"/>
    <style:font-face style:name="Tahoma1" svg:font-family="Tahoma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gradient draw:name="Gradient_20_8" draw:display-name="Gradient 8" draw:style="linear" draw:start-color="#ffffff" draw:end-color="#000080" draw:start-intensity="100%" draw:end-intensity="100%" draw:angle="450" draw:border="0%"/>
    <draw:fill-image draw:name="Roses" xlink:href="Pictures/100000000000005E0000005E803C4F28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background-color="transparent" fo:padding="0cm" fo:border="none" style:shadow="none" fo:keep-with-next="always">
        <style:tab-stops/>
        <style:background-image/>
      </style:paragraph-properties>
      <style:text-properties fo:font-variant="normal" fo:text-transform="none" style:text-outline="false" style:font-name="Verdana" fo:font-size="16pt" fo:text-shadow="1pt 1pt" fo:background-color="transparen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 fo:background-color="transparent">
        <style:background-image/>
      </style:paragraph-properties>
      <style:text-properties style:font-name="Verdana" fo:font-size="14pt" fo:text-shadow="1pt 1pt" style:text-underline-style="none" fo:font-weight="bold" style:text-blinking="false" fo:background-color="transparent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2.191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1</text:page-count><draw:frame draw:style-name="Mfr1" draw:name="images2" text:anchor-type="char" svg:x="10.46cm" svg:y="-6.503cm" svg:width="5.957cm" svg:height="5.791cm" draw:z-index="6"><draw:image xlink:href="https://pbs.twimg.com/media/BgnrZBBCcAA_quH.jpg" xlink:type="simple" xlink:show="embed" xlink:actuate="onLoad"/></draw:frame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DI CARLO</meta:initial-creator>
    <meta:creation-date>2018-03-02T13:36:38.75</meta:creation-date>
    <meta:generator>OpenOffice/4.1.3$Win32 OpenOffice.org_project/413m1$Build-9783</meta:generator>
    <dc:date>2018-03-02T16:10:31.03</dc:date>
    <dc:creator>Benjamin DI CARLO</dc:creator>
    <meta:editing-duration>PT1H19M1S</meta:editing-duration>
    <meta:editing-cycles>2</meta:editing-cycles>
    <meta:document-statistic meta:table-count="0" meta:image-count="3" meta:object-count="0" meta:page-count="1" meta:paragraph-count="7" meta:word-count="69" meta:character-count="430"/>
  </office:meta>
</office:document-meta>
</file>